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 style:data-style-name="N114"/>
    <style:style style:name="ce5" style:family="table-cell" style:parent-style-name="Default">
      <style:text-properties fo:font-style="normal" style:font-style-asian="normal" style:font-style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1" table:style-name="ta1">
        <table:shapes>
          <draw:frame draw:z-index="0" draw:style-name="gr1" draw:text-style-name="P1" svg:width="15.999cm" svg:height="15.683cm" svg:x="13.647cm" svg:y="0.874cm">
            <draw:object draw:notify-on-update-of-ranges="CH1.B1:CH1.B1 CH1.B2:CH1.B24 CH1.C1:CH1.C1 CH1.C2:CH1.C24 CH1.E1:CH1.E1 CH1.E2:CH1.E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2"/>
        <table:table-row table:style-name="ro1">
          <table:table-cell table:style-name="Default" office:value-type="string" calcext:value-type="string">
            <text:p>I_set</text:p>
          </table:table-cell>
          <table:table-cell table:style-name="Default" office:value-type="string" calcext:value-type="string">
            <text:p>I_meas</text:p>
          </table:table-cell>
          <table:table-cell table:style-name="Default" office:value-type="string" calcext:value-type="string">
            <text:p>I_multimeter</text:p>
          </table:table-cell>
          <table:table-cell office:value-type="string" calcext:value-type="string">
            <text:p>Error</text:p>
          </table:table-cell>
          <table:table-cell table:style-name="Default" office:value-type="string" calcext:value-type="string">
            <text:p>Error</text:p>
          </table:table-cell>
        </table:table-row>
        <table:table-row table:style-name="ro1">
          <table:table-cell table:number-columns-repeated="3" table:style-name="Default" office:value-type="float" office:value="0" calcext:value-type="float">
            <text:p>0</text:p>
          </table:table-cell>
          <table:table-cell table:formula="of:=[.B2]-[.C2]" office:value-type="float" office:value="0" calcext:value-type="float">
            <text:p>0</text:p>
          </table:table-cell>
          <table:table-cell office:value-type="percentage" office:value="0" calcext:value-type="percentage">
            <text:p>0,0 %</text:p>
          </table:table-cell>
        </table:table-row>
        <table:table-row table:style-name="ro1">
          <table:table-cell office:value-type="float" office:value="0.0005" calcext:value-type="float">
            <text:p>5,00E-04</text:p>
          </table:table-cell>
          <table:table-cell office:value-type="float" office:value="0.0006" calcext:value-type="float">
            <text:p>6,00E-04</text:p>
          </table:table-cell>
          <table:table-cell office:value-type="float" office:value="0.00017" calcext:value-type="float">
            <text:p>1,70E-04</text:p>
          </table:table-cell>
          <table:table-cell table:formula="of:=[.B3]-[.C3]" office:value-type="float" office:value="0.00043" calcext:value-type="float">
            <text:p>0,00043</text:p>
          </table:table-cell>
          <table:table-cell table:formula="of:=([.B3]-[.C3])/[.C3]" office:value-type="percentage" office:value="2.52941176470588" calcext:value-type="percentage">
            <text:p>252,9 %</text:p>
          </table:table-cell>
        </table:table-row>
        <table:table-row table:style-name="ro1">
          <table:table-cell office:value-type="float" office:value="0.001" calcext:value-type="float">
            <text:p>1,00E-03</text:p>
          </table:table-cell>
          <table:table-cell office:value-type="float" office:value="0.0012" calcext:value-type="float">
            <text:p>1,20E-03</text:p>
          </table:table-cell>
          <table:table-cell office:value-type="float" office:value="0.000065" calcext:value-type="float">
            <text:p>6,50E-05</text:p>
          </table:table-cell>
          <table:table-cell table:formula="of:=[.B4]-[.C4]" office:value-type="float" office:value="0.001135" calcext:value-type="float">
            <text:p>0,001135</text:p>
          </table:table-cell>
          <table:table-cell table:formula="of:=([.B4]-[.C4])/[.C4]" office:value-type="percentage" office:value="17.4615384615385" calcext:value-type="percentage">
            <text:p>1746,2 %</text:p>
          </table:table-cell>
        </table:table-row>
        <table:table-row table:style-name="ro1">
          <table:table-cell office:value-type="float" office:value="0.002" calcext:value-type="float">
            <text:p>2,00E-03</text:p>
          </table:table-cell>
          <table:table-cell office:value-type="float" office:value="0.0022" calcext:value-type="float">
            <text:p>2,20E-03</text:p>
          </table:table-cell>
          <table:table-cell office:value-type="float" office:value="0.00169" calcext:value-type="float">
            <text:p>1,69E-03</text:p>
          </table:table-cell>
          <table:table-cell table:formula="of:=[.B5]-[.C5]" office:value-type="float" office:value="0.00051" calcext:value-type="float">
            <text:p>0,00051</text:p>
          </table:table-cell>
          <table:table-cell table:formula="of:=([.B5]-[.C5])/[.C5]" office:value-type="percentage" office:value="0.301775147928994" calcext:value-type="percentage">
            <text:p>30,2 %</text:p>
          </table:table-cell>
        </table:table-row>
        <table:table-row table:style-name="ro1">
          <table:table-cell office:value-type="float" office:value="0.003" calcext:value-type="float">
            <text:p>3,00E-03</text:p>
          </table:table-cell>
          <table:table-cell office:value-type="float" office:value="0.0032" calcext:value-type="float">
            <text:p>3,20E-03</text:p>
          </table:table-cell>
          <table:table-cell office:value-type="float" office:value="0.00262" calcext:value-type="float">
            <text:p>2,62E-03</text:p>
          </table:table-cell>
          <table:table-cell table:formula="of:=[.B6]-[.C6]" office:value-type="float" office:value="0.00058" calcext:value-type="float">
            <text:p>0,00058</text:p>
          </table:table-cell>
          <table:table-cell table:formula="of:=([.B6]-[.C6])/[.C6]" office:value-type="percentage" office:value="0.221374045801527" calcext:value-type="percentage">
            <text:p>22,1 %</text:p>
          </table:table-cell>
        </table:table-row>
        <table:table-row table:style-name="ro1">
          <table:table-cell office:value-type="float" office:value="0.004" calcext:value-type="float">
            <text:p>4,00E-03</text:p>
          </table:table-cell>
          <table:table-cell office:value-type="float" office:value="0.0042" calcext:value-type="float">
            <text:p>4,20E-03</text:p>
          </table:table-cell>
          <table:table-cell office:value-type="float" office:value="0.00364" calcext:value-type="float">
            <text:p>3,64E-03</text:p>
          </table:table-cell>
          <table:table-cell table:formula="of:=[.B7]-[.C7]" office:value-type="float" office:value="0.00056" calcext:value-type="float">
            <text:p>0,00056</text:p>
          </table:table-cell>
          <table:table-cell table:formula="of:=([.B7]-[.C7])/[.C7]" office:value-type="percentage" office:value="0.153846153846154" calcext:value-type="percentage">
            <text:p>15,4 %</text:p>
          </table:table-cell>
        </table:table-row>
        <table:table-row table:style-name="ro1">
          <table:table-cell office:value-type="float" office:value="0.005" calcext:value-type="float">
            <text:p>5,00E-03</text:p>
          </table:table-cell>
          <table:table-cell office:value-type="float" office:value="0.0052" calcext:value-type="float">
            <text:p>5,20E-03</text:p>
          </table:table-cell>
          <table:table-cell office:value-type="float" office:value="0.00467" calcext:value-type="float">
            <text:p>4,67E-03</text:p>
          </table:table-cell>
          <table:table-cell table:formula="of:=[.B8]-[.C8]" office:value-type="float" office:value="0.00053" calcext:value-type="float">
            <text:p>0,00053</text:p>
          </table:table-cell>
          <table:table-cell table:formula="of:=([.B8]-[.C8])/[.C8]" office:value-type="percentage" office:value="0.113490364025696" calcext:value-type="percentage">
            <text:p>11,3 %</text:p>
          </table:table-cell>
        </table:table-row>
        <table:table-row table:style-name="ro1">
          <table:table-cell office:value-type="float" office:value="0.006" calcext:value-type="float">
            <text:p>6,00E-03</text:p>
          </table:table-cell>
          <table:table-cell office:value-type="float" office:value="0.0062" calcext:value-type="float">
            <text:p>6,20E-03</text:p>
          </table:table-cell>
          <table:table-cell office:value-type="float" office:value="0.00561" calcext:value-type="float">
            <text:p>5,61E-03</text:p>
          </table:table-cell>
          <table:table-cell table:formula="of:=[.B9]-[.C9]" office:value-type="float" office:value="0.000589999999999999" calcext:value-type="float">
            <text:p>0,000589999999999999</text:p>
          </table:table-cell>
          <table:table-cell table:formula="of:=([.B9]-[.C9])/[.C9]" office:value-type="percentage" office:value="0.105169340463458" calcext:value-type="percentage">
            <text:p>10,5 %</text:p>
          </table:table-cell>
        </table:table-row>
        <table:table-row table:style-name="ro1">
          <table:table-cell office:value-type="float" office:value="0.007" calcext:value-type="float">
            <text:p>7,00E-03</text:p>
          </table:table-cell>
          <table:table-cell office:value-type="float" office:value="0.0071" calcext:value-type="float">
            <text:p>7,10E-03</text:p>
          </table:table-cell>
          <table:table-cell office:value-type="float" office:value="0.00664" calcext:value-type="float">
            <text:p>6,64E-03</text:p>
          </table:table-cell>
          <table:table-cell table:formula="of:=[.B10]-[.C10]" office:value-type="float" office:value="0.00046" calcext:value-type="float">
            <text:p>0,00046</text:p>
          </table:table-cell>
          <table:table-cell table:formula="of:=([.B10]-[.C10])/[.C10]" office:value-type="percentage" office:value="0.069277108433735" calcext:value-type="percentage">
            <text:p>6,9 %</text:p>
          </table:table-cell>
        </table:table-row>
        <table:table-row table:style-name="ro1">
          <table:table-cell office:value-type="float" office:value="0.008" calcext:value-type="float">
            <text:p>8,00E-03</text:p>
          </table:table-cell>
          <table:table-cell office:value-type="float" office:value="0.0082" calcext:value-type="float">
            <text:p>8,20E-03</text:p>
          </table:table-cell>
          <table:table-cell office:value-type="float" office:value="0.00763" calcext:value-type="float">
            <text:p>7,63E-03</text:p>
          </table:table-cell>
          <table:table-cell table:formula="of:=[.B11]-[.C11]" office:value-type="float" office:value="0.000570000000000001" calcext:value-type="float">
            <text:p>0,000570000000000001</text:p>
          </table:table-cell>
          <table:table-cell table:formula="of:=([.B11]-[.C11])/[.C11]" office:value-type="percentage" office:value="0.0747051114023593" calcext:value-type="percentage">
            <text:p>7,5 %</text:p>
          </table:table-cell>
        </table:table-row>
        <table:table-row table:style-name="ro1">
          <table:table-cell office:value-type="float" office:value="0.009" calcext:value-type="float">
            <text:p>9,00E-03</text:p>
          </table:table-cell>
          <table:table-cell office:value-type="float" office:value="0.0091" calcext:value-type="float">
            <text:p>9,10E-03</text:p>
          </table:table-cell>
          <table:table-cell office:value-type="float" office:value="0.00857" calcext:value-type="float">
            <text:p>8,57E-03</text:p>
          </table:table-cell>
          <table:table-cell table:formula="of:=[.B12]-[.C12]" office:value-type="float" office:value="0.000530000000000001" calcext:value-type="float">
            <text:p>0,000530000000000001</text:p>
          </table:table-cell>
          <table:table-cell table:formula="of:=([.B12]-[.C12])/[.C12]" office:value-type="percentage" office:value="0.0618436406067679" calcext:value-type="percentage">
            <text:p>6,2 %</text:p>
          </table:table-cell>
        </table:table-row>
        <table:table-row table:style-name="ro1">
          <table:table-cell office:value-type="float" office:value="0.01" calcext:value-type="float">
            <text:p>1,00E-02</text:p>
          </table:table-cell>
          <table:table-cell office:value-type="float" office:value="0.0101" calcext:value-type="float">
            <text:p>1,01E-02</text:p>
          </table:table-cell>
          <table:table-cell office:value-type="float" office:value="0.00959" calcext:value-type="float">
            <text:p>9,59E-03</text:p>
          </table:table-cell>
          <table:table-cell table:formula="of:=[.B13]-[.C13]" office:value-type="float" office:value="0.00051" calcext:value-type="float">
            <text:p>0,00051</text:p>
          </table:table-cell>
          <table:table-cell table:formula="of:=([.B13]-[.C13])/[.C13]" office:value-type="percentage" office:value="0.0531803962460897" calcext:value-type="percentage">
            <text:p>5,3 %</text:p>
          </table:table-cell>
        </table:table-row>
        <table:table-row table:style-name="ro1">
          <table:table-cell table:number-columns-repeated="2" office:value-type="float" office:value="0.02" calcext:value-type="float">
            <text:p>2,00E-02</text:p>
          </table:table-cell>
          <table:table-cell office:value-type="float" office:value="0.01952" calcext:value-type="float">
            <text:p>1,95E-02</text:p>
          </table:table-cell>
          <table:table-cell table:formula="of:=[.B14]-[.C14]" office:value-type="float" office:value="0.000480000000000001" calcext:value-type="float">
            <text:p>0,000480000000000001</text:p>
          </table:table-cell>
          <table:table-cell table:formula="of:=([.B14]-[.C14])/[.C14]" office:value-type="percentage" office:value="0.0245901639344263" calcext:value-type="percentage">
            <text:p>2,5 %</text:p>
          </table:table-cell>
        </table:table-row>
        <table:table-row table:style-name="ro1">
          <table:table-cell office:value-type="float" office:value="0.03" calcext:value-type="float">
            <text:p>3,00E-02</text:p>
          </table:table-cell>
          <table:table-cell office:value-type="float" office:value="0.0299" calcext:value-type="float">
            <text:p>2,99E-02</text:p>
          </table:table-cell>
          <table:table-cell office:value-type="float" office:value="0.02935" calcext:value-type="float">
            <text:p>2,94E-02</text:p>
          </table:table-cell>
          <table:table-cell table:formula="of:=[.B15]-[.C15]" office:value-type="float" office:value="0.000549999999999998" calcext:value-type="float">
            <text:p>0,000549999999999998</text:p>
          </table:table-cell>
          <table:table-cell table:formula="of:=([.B15]-[.C15])/[.C15]" office:value-type="percentage" office:value="0.0187393526405451" calcext:value-type="percentage">
            <text:p>1,9 %</text:p>
          </table:table-cell>
        </table:table-row>
        <table:table-row table:style-name="ro1">
          <table:table-cell office:value-type="float" office:value="0.04" calcext:value-type="float">
            <text:p>4,00E-02</text:p>
          </table:table-cell>
          <table:table-cell table:number-columns-repeated="2" office:value-type="float" office:value="0.0399" calcext:value-type="float">
            <text:p>3,99E-02</text:p>
          </table:table-cell>
          <table:table-cell table:formula="of:=[.B16]-[.C16]" office:value-type="float" office:value="0" calcext:value-type="float">
            <text:p>0</text:p>
          </table:table-cell>
          <table:table-cell table:formula="of:=([.B16]-[.C16])/[.C16]" office:value-type="percentage" office:value="0" calcext:value-type="percentage">
            <text:p>0,0 %</text:p>
          </table:table-cell>
        </table:table-row>
        <table:table-row table:style-name="ro1">
          <table:table-cell office:value-type="float" office:value="0.05" calcext:value-type="float">
            <text:p>5,00E-02</text:p>
          </table:table-cell>
          <table:table-cell office:value-type="float" office:value="0.0498" calcext:value-type="float">
            <text:p>4,98E-02</text:p>
          </table:table-cell>
          <table:table-cell office:value-type="float" office:value="0.04925" calcext:value-type="float">
            <text:p>4,93E-02</text:p>
          </table:table-cell>
          <table:table-cell table:formula="of:=[.B17]-[.C17]" office:value-type="float" office:value="0.000549999999999995" calcext:value-type="float">
            <text:p>0,000549999999999995</text:p>
          </table:table-cell>
          <table:table-cell table:formula="of:=([.B17]-[.C17])/[.C17]" office:value-type="percentage" office:value="0.0111675126903552" calcext:value-type="percentage">
            <text:p>1,1 %</text:p>
          </table:table-cell>
        </table:table-row>
        <table:table-row table:style-name="ro1">
          <table:table-cell office:value-type="float" office:value="0.06" calcext:value-type="float">
            <text:p>6,00E-02</text:p>
          </table:table-cell>
          <table:table-cell office:value-type="float" office:value="0.0598" calcext:value-type="float">
            <text:p>5,98E-02</text:p>
          </table:table-cell>
          <table:table-cell office:value-type="float" office:value="0.05927" calcext:value-type="float">
            <text:p>5,93E-02</text:p>
          </table:table-cell>
          <table:table-cell table:formula="of:=[.B18]-[.C18]" office:value-type="float" office:value="0.000529999999999996" calcext:value-type="float">
            <text:p>0,000529999999999996</text:p>
          </table:table-cell>
          <table:table-cell table:formula="of:=([.B18]-[.C18])/[.C18]" office:value-type="percentage" office:value="0.00894212923907535" calcext:value-type="percentage">
            <text:p>0,9 %</text:p>
          </table:table-cell>
        </table:table-row>
        <table:table-row table:style-name="ro1">
          <table:table-cell office:value-type="float" office:value="0.07" calcext:value-type="float">
            <text:p>7,00E-02</text:p>
          </table:table-cell>
          <table:table-cell office:value-type="float" office:value="0.0699" calcext:value-type="float">
            <text:p>6,99E-02</text:p>
          </table:table-cell>
          <table:table-cell office:value-type="float" office:value="0.069" calcext:value-type="float">
            <text:p>6,90E-02</text:p>
          </table:table-cell>
          <table:table-cell table:formula="of:=[.B19]-[.C19]" office:value-type="float" office:value="0.000899999999999998" calcext:value-type="float">
            <text:p>0,000899999999999998</text:p>
          </table:table-cell>
          <table:table-cell table:formula="of:=([.B19]-[.C19])/[.C19]" office:value-type="percentage" office:value="0.0130434782608695" calcext:value-type="percentage">
            <text:p>1,3 %</text:p>
          </table:table-cell>
        </table:table-row>
        <table:table-row table:style-name="ro1">
          <table:table-cell table:style-name="Default" office:value-type="float" office:value="0.1" calcext:value-type="float">
            <text:p>0,1</text:p>
          </table:table-cell>
          <table:table-cell table:style-name="Default" office:value-type="float" office:value="0.1001" calcext:value-type="float">
            <text:p>0,1001</text:p>
          </table:table-cell>
          <table:table-cell table:style-name="Default" office:value-type="float" office:value="0.099" calcext:value-type="float">
            <text:p>0,099</text:p>
          </table:table-cell>
          <table:table-cell table:formula="of:=[.B20]-[.C20]" office:value-type="float" office:value="0.00109999999999999" calcext:value-type="float">
            <text:p>0,00109999999999999</text:p>
          </table:table-cell>
          <table:table-cell table:formula="of:=([.B20]-[.C20])/[.C20]" office:value-type="percentage" office:value="0.011111111111111" calcext:value-type="percentage">
            <text:p>1,1 %</text:p>
          </table:table-cell>
        </table:table-row>
        <table:table-row table:style-name="ro1"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0.4998" calcext:value-type="float">
            <text:p>0,4998</text:p>
          </table:table-cell>
          <table:table-cell table:style-name="Default" office:value-type="float" office:value="0.499" calcext:value-type="float">
            <text:p>0,499</text:p>
          </table:table-cell>
          <table:table-cell table:formula="of:=[.B21]-[.C21]" office:value-type="float" office:value="0.000800000000000023" calcext:value-type="float">
            <text:p>0,000800000000000023</text:p>
          </table:table-cell>
          <table:table-cell table:formula="of:=([.B21]-[.C21])/[.C21]" office:value-type="percentage" office:value="0.0016032064128257" calcext:value-type="percentage">
            <text:p>0,2 %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998" calcext:value-type="float">
            <text:p>0,9998</text:p>
          </table:table-cell>
          <table:table-cell table:style-name="Default" office:value-type="float" office:value="0.999" calcext:value-type="float">
            <text:p>0,999</text:p>
          </table:table-cell>
          <table:table-cell table:formula="of:=[.B22]-[.C22]" office:value-type="float" office:value="0.000800000000000023" calcext:value-type="float">
            <text:p>0,000800000000000023</text:p>
          </table:table-cell>
          <table:table-cell table:formula="of:=([.B22]-[.C22])/[.C22]" office:value-type="percentage" office:value="0.000800800800800824" calcext:value-type="percentage">
            <text:p>0,1 %</text:p>
          </table:table-cell>
        </table:table-row>
        <table:table-row table:style-name="ro1"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1.999" calcext:value-type="float">
            <text:p>1,999</text:p>
          </table:table-cell>
          <table:table-cell table:formula="of:=[.B23]-[.C23]" office:value-type="float" office:value="0.00099999999999989" calcext:value-type="float">
            <text:p>0,00099999999999989</text:p>
          </table:table-cell>
          <table:table-cell table:formula="of:=([.B23]-[.C23])/[.C23]" office:value-type="percentage" office:value="0.000500250125062476" calcext:value-type="percentage">
            <text:p>0,1 %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.9996" calcext:value-type="float">
            <text:p>2,9996</text:p>
          </table:table-cell>
          <table:table-cell table:style-name="Default" office:value-type="float" office:value="2.999" calcext:value-type="float">
            <text:p>2,999</text:p>
          </table:table-cell>
          <table:table-cell table:formula="of:=[.B24]-[.C24]" office:value-type="float" office:value="0.000599999999999934" calcext:value-type="float">
            <text:p>0,000599999999999934</text:p>
          </table:table-cell>
          <table:table-cell table:formula="of:=([.B24]-[.C24])/[.C24]" office:value-type="percentage" office:value="0.000200066688896277" calcext:value-type="percentage">
            <text:p>0,0 %</text:p>
          </table:table-cell>
        </table:table-row>
      </table:table>
      <table:table table:name="Tabelle2" table:style-name="ta1">
        <table:shapes>
          <draw:frame draw:z-index="0" draw:style-name="gr1" draw:text-style-name="P1" svg:width="15.996cm" svg:height="16.083cm" svg:x="9.138cm" svg:y="0.108cm">
            <draw:object draw:notify-on-update-of-ranges="Tabelle2.A1:Tabelle2.A1 Tabelle2.A2:Tabelle2.A28 Tabelle2.B1:Tabelle2.B1 Tabelle2.B2:Tabelle2.B28 Tabelle2.D1:Tabelle2.D1 Tabelle2.D2:Tabelle2.D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ce5"/>
        <table:table-column table:style-name="co1" table:default-cell-style-name="ce2"/>
        <table:table-row table:style-name="ro1">
          <table:table-cell office:value-type="string" calcext:value-type="string">
            <text:p>I</text:p>
          </table:table-cell>
          <table:table-cell table:style-name="Default" office:value-type="string" calcext:value-type="string">
            <text:p>V</text:p>
          </table:table-cell>
          <table:table-cell table:style-name="Default" office:value-type="string" calcext:value-type="string">
            <text:p>Error (mA)</text:p>
          </table:table-cell>
          <table:table-cell table:style-name="Default" office:value-type="string" calcext:value-type="string">
            <text:p>Error</text:p>
          </table:table-cell>
        </table:table-row>
        <table:table-row table:style-name="ro1">
          <table:table-cell office:value-type="float" office:value="-1.9999" calcext:value-type="float">
            <text:p>-1,9999</text:p>
          </table:table-cell>
          <table:table-cell table:style-name="Default" office:value-type="float" office:value="-2.025" calcext:value-type="float">
            <text:p>-2,025</text:p>
          </table:table-cell>
          <table:table-cell table:formula="of:=([.B2]-[.A2])*1000" office:value-type="float" office:value="-25.0999999999999" calcext:value-type="float">
            <text:p>-25,0999999999999</text:p>
          </table:table-cell>
          <table:table-cell table:formula="of:=([.B2]-[.A2])/[.A2]" office:value-type="percentage" office:value="0.0125506275313765" calcext:value-type="percentage">
            <text:p>1,3 %</text:p>
          </table:table-cell>
        </table:table-row>
        <table:table-row table:style-name="ro1">
          <table:table-cell office:value-type="float" office:value="-1.4997" calcext:value-type="float">
            <text:p>-1,4997</text:p>
          </table:table-cell>
          <table:table-cell table:style-name="Default" office:value-type="float" office:value="-1.516" calcext:value-type="float">
            <text:p>-1,516</text:p>
          </table:table-cell>
          <table:table-cell table:formula="of:=([.B3]-[.A3])*1000" office:value-type="float" office:value="-16.3" calcext:value-type="float">
            <text:p>-16,3</text:p>
          </table:table-cell>
          <table:table-cell table:formula="of:=([.B3]-[.A3])/[.A3]" office:value-type="percentage" office:value="0.0108688404347536" calcext:value-type="percentage">
            <text:p>1,1 %</text:p>
          </table:table-cell>
        </table:table-row>
        <table:table-row table:style-name="ro1">
          <table:table-cell office:value-type="float" office:value="-0.9997" calcext:value-type="float">
            <text:p>-0,9997</text:p>
          </table:table-cell>
          <table:table-cell table:style-name="Default" office:value-type="float" office:value="-1.01" calcext:value-type="float">
            <text:p>-1,01</text:p>
          </table:table-cell>
          <table:table-cell table:formula="of:=([.B4]-[.A4])*1000" office:value-type="float" office:value="-10.3" calcext:value-type="float">
            <text:p>-10,3</text:p>
          </table:table-cell>
          <table:table-cell table:formula="of:=([.B4]-[.A4])/[.A4]" office:value-type="percentage" office:value="0.0103030909272782" calcext:value-type="percentage">
            <text:p>1,0 %</text:p>
          </table:table-cell>
        </table:table-row>
        <table:table-row table:style-name="ro1">
          <table:table-cell office:value-type="float" office:value="-0.4997" calcext:value-type="float">
            <text:p>-0,4997</text:p>
          </table:table-cell>
          <table:table-cell table:style-name="Default" office:value-type="float" office:value="-0.5042" calcext:value-type="float">
            <text:p>-0,5042</text:p>
          </table:table-cell>
          <table:table-cell table:formula="of:=([.B5]-[.A5])*1000" office:value-type="float" office:value="-4.5" calcext:value-type="float">
            <text:p>-4,5</text:p>
          </table:table-cell>
          <table:table-cell table:formula="of:=([.B5]-[.A5])/[.A5]" office:value-type="percentage" office:value="0.00900540324194518" calcext:value-type="percentage">
            <text:p>0,9 %</text:p>
          </table:table-cell>
        </table:table-row>
        <table:table-row table:style-name="ro1">
          <table:table-cell office:value-type="float" office:value="-0.1997" calcext:value-type="float">
            <text:p>-0,1997</text:p>
          </table:table-cell>
          <table:table-cell table:style-name="Default" office:value-type="float" office:value="-0.2014" calcext:value-type="float">
            <text:p>-0,2014</text:p>
          </table:table-cell>
          <table:table-cell table:formula="of:=([.B6]-[.A6])*1000" office:value-type="float" office:value="-1.70000000000001" calcext:value-type="float">
            <text:p>-1,70000000000001</text:p>
          </table:table-cell>
          <table:table-cell table:formula="of:=([.B6]-[.A6])/[.A6]" office:value-type="percentage" office:value="0.00851276915373063" calcext:value-type="percentage">
            <text:p>0,9 %</text:p>
          </table:table-cell>
        </table:table-row>
        <table:table-row table:style-name="ro1">
          <table:table-cell office:value-type="float" office:value="-0.1001" calcext:value-type="float">
            <text:p>-0,1001</text:p>
          </table:table-cell>
          <table:table-cell table:style-name="Default" office:value-type="float" office:value="-0.1009" calcext:value-type="float">
            <text:p>-0,1009</text:p>
          </table:table-cell>
          <table:table-cell table:formula="of:=([.B7]-[.A7])*1000" office:value-type="float" office:value="-0.800000000000009" calcext:value-type="float">
            <text:p>-0,800000000000009</text:p>
          </table:table-cell>
          <table:table-cell table:formula="of:=([.B7]-[.A7])/[.A7]" office:value-type="percentage" office:value="0.00799200799200808" calcext:value-type="percentage">
            <text:p>0,8 %</text:p>
          </table:table-cell>
        </table:table-row>
        <table:table-row table:style-name="ro1">
          <table:table-cell table:style-name="ce1" office:value-type="float" office:value="-0.0498" calcext:value-type="float">
            <text:p>-4,98E-02</text:p>
          </table:table-cell>
          <table:table-cell office:value-type="float" office:value="-0.05" calcext:value-type="float">
            <text:p>-5,00E-02</text:p>
          </table:table-cell>
          <table:table-cell table:formula="of:=([.B8]-[.A8])*1000" office:value-type="float" office:value="-0.200000000000006" calcext:value-type="float">
            <text:p>-0,200000000000006</text:p>
          </table:table-cell>
          <table:table-cell table:formula="of:=([.B8]-[.A8])/[.A8]" office:value-type="percentage" office:value="0.00401606425702823" calcext:value-type="percentage">
            <text:p>0,4 %</text:p>
          </table:table-cell>
        </table:table-row>
        <table:table-row table:style-name="ro1">
          <table:table-cell table:style-name="ce1" office:value-type="float" office:value="-0.02" calcext:value-type="float">
            <text:p>-2,00E-02</text:p>
          </table:table-cell>
          <table:table-cell office:value-type="float" office:value="-0.0201" calcext:value-type="float">
            <text:p>-2,01E-02</text:p>
          </table:table-cell>
          <table:table-cell table:formula="of:=([.B9]-[.A9])*1000" office:value-type="float" office:value="-0.0999999999999994" calcext:value-type="float">
            <text:p>-0,0999999999999994</text:p>
          </table:table-cell>
          <table:table-cell table:formula="of:=([.B9]-[.A9])/[.A9]" office:value-type="percentage" office:value="0.00499999999999997" calcext:value-type="percentage">
            <text:p>0,5 %</text:p>
          </table:table-cell>
        </table:table-row>
        <table:table-row table:style-name="ro1">
          <table:table-cell table:style-name="ce1" office:value-type="float" office:value="-0.01" calcext:value-type="float">
            <text:p>-1,00E-02</text:p>
          </table:table-cell>
          <table:table-cell office:value-type="float" office:value="-0.01" calcext:value-type="float">
            <text:p>-1,00E-02</text:p>
          </table:table-cell>
          <table:table-cell table:formula="of:=([.B10]-[.A10])*1000" office:value-type="float" office:value="0" calcext:value-type="float">
            <text:p>0</text:p>
          </table:table-cell>
          <table:table-cell table:formula="of:=([.B10]-[.A10])/[.A10]" office:value-type="percentage" office:value="-0" calcext:value-type="percentage">
            <text:p>0,0 %</text:p>
          </table:table-cell>
        </table:table-row>
        <table:table-row table:style-name="ro1">
          <table:table-cell table:style-name="ce1" office:value-type="float" office:value="-0.0052" calcext:value-type="float">
            <text:p>-5,20E-03</text:p>
          </table:table-cell>
          <table:table-cell office:value-type="float" office:value="-0.005" calcext:value-type="float">
            <text:p>-5,00E-03</text:p>
          </table:table-cell>
          <table:table-cell table:formula="of:=([.B11]-[.A11])*1000" office:value-type="float" office:value="0.2" calcext:value-type="float">
            <text:p>0,2</text:p>
          </table:table-cell>
          <table:table-cell table:formula="of:=([.B11]-[.A11])/[.A11]" office:value-type="percentage" office:value="-0.0384615384615384" calcext:value-type="percentage">
            <text:p>-3,8 %</text:p>
          </table:table-cell>
        </table:table-row>
        <table:table-row table:style-name="ro1">
          <table:table-cell table:style-name="ce1" office:value-type="float" office:value="-0.0022" calcext:value-type="float">
            <text:p>-2,20E-03</text:p>
          </table:table-cell>
          <table:table-cell office:value-type="float" office:value="-0.002" calcext:value-type="float">
            <text:p>-2,00E-03</text:p>
          </table:table-cell>
          <table:table-cell table:formula="of:=([.B12]-[.A12])*1000" office:value-type="float" office:value="0.2" calcext:value-type="float">
            <text:p>0,2</text:p>
          </table:table-cell>
          <table:table-cell table:formula="of:=([.B12]-[.A12])/[.A12]" office:value-type="percentage" office:value="-0.0909090909090909" calcext:value-type="percentage">
            <text:p>-9,1 %</text:p>
          </table:table-cell>
        </table:table-row>
        <table:table-row table:style-name="ro1">
          <table:table-cell table:style-name="ce1" office:value-type="float" office:value="-0.0011" calcext:value-type="float">
            <text:p>-1,10E-03</text:p>
          </table:table-cell>
          <table:table-cell office:value-type="float" office:value="-0.001" calcext:value-type="float">
            <text:p>-1,00E-03</text:p>
          </table:table-cell>
          <table:table-cell table:formula="of:=([.B13]-[.A13])*1000" office:value-type="float" office:value="0.1" calcext:value-type="float">
            <text:p>0,1</text:p>
          </table:table-cell>
          <table:table-cell table:formula="of:=([.B13]-[.A13])/[.A13]" office:value-type="percentage" office:value="-0.0909090909090909" calcext:value-type="percentage">
            <text:p>-9,1 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([.B14]-[.A14])*1000" office:value-type="float" office:value="0" calcext:value-type="float">
            <text:p>0</text:p>
          </table:table-cell>
          <table:table-cell office:value-type="percentage" office:value="0" calcext:value-type="percentage">
            <text:p>0,0 %</text:p>
          </table:table-cell>
        </table:table-row>
        <table:table-row table:style-name="ro1">
          <table:table-cell table:style-name="ce1" office:value-type="float" office:value="0.0012" calcext:value-type="float">
            <text:p>1,20E-03</text:p>
          </table:table-cell>
          <table:table-cell office:value-type="float" office:value="0.0005" calcext:value-type="float">
            <text:p>5,00E-04</text:p>
          </table:table-cell>
          <table:table-cell table:formula="of:=([.B15]-[.A15])*1000" office:value-type="float" office:value="-0.7" calcext:value-type="float">
            <text:p>-0,7</text:p>
          </table:table-cell>
          <table:table-cell table:formula="of:=([.B15]-[.A15])/[.A15]" office:value-type="percentage" office:value="-0.583333333333333" calcext:value-type="percentage">
            <text:p>-58,3 %</text:p>
          </table:table-cell>
        </table:table-row>
        <table:table-row table:style-name="ro1">
          <table:table-cell table:style-name="ce1" office:value-type="float" office:value="0.0022" calcext:value-type="float">
            <text:p>2,20E-03</text:p>
          </table:table-cell>
          <table:table-cell office:value-type="float" office:value="0.0015" calcext:value-type="float">
            <text:p>1,50E-03</text:p>
          </table:table-cell>
          <table:table-cell table:formula="of:=([.B16]-[.A16])*1000" office:value-type="float" office:value="-0.7" calcext:value-type="float">
            <text:p>-0,7</text:p>
          </table:table-cell>
          <table:table-cell table:formula="of:=([.B16]-[.A16])/[.A16]" office:value-type="percentage" office:value="-0.318181818181818" calcext:value-type="percentage">
            <text:p>-31,8 %</text:p>
          </table:table-cell>
        </table:table-row>
        <table:table-row table:style-name="ro1">
          <table:table-cell table:style-name="ce1" office:value-type="float" office:value="0.0052" calcext:value-type="float">
            <text:p>5,20E-03</text:p>
          </table:table-cell>
          <table:table-cell office:value-type="float" office:value="0.0045" calcext:value-type="float">
            <text:p>4,50E-03</text:p>
          </table:table-cell>
          <table:table-cell table:formula="of:=([.B17]-[.A17])*1000" office:value-type="float" office:value="-0.7" calcext:value-type="float">
            <text:p>-0,7</text:p>
          </table:table-cell>
          <table:table-cell table:formula="of:=([.B17]-[.A17])/[.A17]" office:value-type="percentage" office:value="-0.134615384615385" calcext:value-type="percentage">
            <text:p>-13,5 %</text:p>
          </table:table-cell>
        </table:table-row>
        <table:table-row table:style-name="ro1">
          <table:table-cell table:style-name="ce1" office:value-type="float" office:value="0.0101" calcext:value-type="float">
            <text:p>1,01E-02</text:p>
          </table:table-cell>
          <table:table-cell office:value-type="float" office:value="0.0094" calcext:value-type="float">
            <text:p>9,40E-03</text:p>
          </table:table-cell>
          <table:table-cell table:formula="of:=([.B18]-[.A18])*1000" office:value-type="float" office:value="-0.699999999999999" calcext:value-type="float">
            <text:p>-0,699999999999999</text:p>
          </table:table-cell>
          <table:table-cell table:formula="of:=([.B18]-[.A18])/[.A18]" office:value-type="percentage" office:value="-0.0693069306930692" calcext:value-type="percentage">
            <text:p>-6,9 %</text:p>
          </table:table-cell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0.0195" calcext:value-type="float">
            <text:p>1,95E-02</text:p>
          </table:table-cell>
          <table:table-cell table:formula="of:=([.B19]-[.A19])*1000" office:value-type="float" office:value="-0.5" calcext:value-type="float">
            <text:p>-0,5</text:p>
          </table:table-cell>
          <table:table-cell table:formula="of:=([.B19]-[.A19])/[.A19]" office:value-type="percentage" office:value="-0.025" calcext:value-type="percentage">
            <text:p>-2,5 %</text:p>
          </table:table-cell>
        </table:table-row>
        <table:table-row table:style-name="ro1">
          <table:table-cell table:style-name="ce1" office:value-type="float" office:value="0.05" calcext:value-type="float">
            <text:p>5,00E-02</text:p>
          </table:table-cell>
          <table:table-cell office:value-type="float" office:value="0.0495" calcext:value-type="float">
            <text:p>4,95E-02</text:p>
          </table:table-cell>
          <table:table-cell table:formula="of:=([.B20]-[.A20])*1000" office:value-type="float" office:value="-0.5" calcext:value-type="float">
            <text:p>-0,5</text:p>
          </table:table-cell>
          <table:table-cell table:formula="of:=([.B20]-[.A20])/[.A20]" office:value-type="percentage" office:value="-0.01" calcext:value-type="percentage">
            <text:p>-1,0 %</text:p>
          </table:table-cell>
        </table:table-row>
        <table:table-row table:style-name="ro1">
          <table:table-cell office:value-type="float" office:value="0.1001" calcext:value-type="float">
            <text:p>0,1001</text:p>
          </table:table-cell>
          <table:table-cell office:value-type="float" office:value="0.1003" calcext:value-type="float">
            <text:p>1,00E-01</text:p>
          </table:table-cell>
          <table:table-cell table:formula="of:=([.B21]-[.A21])*1000" office:value-type="float" office:value="0.200000000000006" calcext:value-type="float">
            <text:p>0,200000000000006</text:p>
          </table:table-cell>
          <table:table-cell table:formula="of:=([.B21]-[.A21])/[.A21]" office:value-type="percentage" office:value="0.00199800199800206" calcext:value-type="percentage">
            <text:p>0,2 %</text:p>
          </table:table-cell>
        </table:table-row>
        <table:table-row table:style-name="ro1">
          <table:table-cell office:value-type="float" office:value="0.1997" calcext:value-type="float">
            <text:p>0,1997</text:p>
          </table:table-cell>
          <table:table-cell office:value-type="float" office:value="0.2008" calcext:value-type="float">
            <text:p>2,01E-01</text:p>
          </table:table-cell>
          <table:table-cell table:formula="of:=([.B22]-[.A22])*1000" office:value-type="float" office:value="1.10000000000002" calcext:value-type="float">
            <text:p>1,10000000000002</text:p>
          </table:table-cell>
          <table:table-cell table:formula="of:=([.B22]-[.A22])/[.A22]" office:value-type="percentage" office:value="0.00550826239359047" calcext:value-type="percentage">
            <text:p>0,6 %</text:p>
          </table:table-cell>
        </table:table-row>
        <table:table-row table:style-name="ro1">
          <table:table-cell office:value-type="float" office:value="0.4997" calcext:value-type="float">
            <text:p>0,4997</text:p>
          </table:table-cell>
          <table:table-cell office:value-type="float" office:value="0.5036" calcext:value-type="float">
            <text:p>5,04E-01</text:p>
          </table:table-cell>
          <table:table-cell table:formula="of:=([.B23]-[.A23])*1000" office:value-type="float" office:value="3.90000000000007" calcext:value-type="float">
            <text:p>3,90000000000007</text:p>
          </table:table-cell>
          <table:table-cell table:formula="of:=([.B23]-[.A23])/[.A23]" office:value-type="percentage" office:value="0.00780468280968595" calcext:value-type="percentage">
            <text:p>0,8 %</text:p>
          </table:table-cell>
        </table:table-row>
        <table:table-row table:style-name="ro1">
          <table:table-cell office:value-type="float" office:value="0.998" calcext:value-type="float">
            <text:p>0,998</text:p>
          </table:table-cell>
          <table:table-cell table:style-name="Default" office:value-type="float" office:value="1.009" calcext:value-type="float">
            <text:p>1,009</text:p>
          </table:table-cell>
          <table:table-cell table:formula="of:=([.B24]-[.A24])*1000" office:value-type="float" office:value="10.9999999999999" calcext:value-type="float">
            <text:p>10,9999999999999</text:p>
          </table:table-cell>
          <table:table-cell table:formula="of:=([.B24]-[.A24])/[.A24]" office:value-type="percentage" office:value="0.0110220440881763" calcext:value-type="percentage">
            <text:p>1,1 %</text:p>
          </table:table-cell>
        </table:table-row>
        <table:table-row table:style-name="ro1">
          <table:table-cell office:value-type="float" office:value="1.4997" calcext:value-type="float">
            <text:p>1,4997</text:p>
          </table:table-cell>
          <table:table-cell table:style-name="Default" office:value-type="float" office:value="1.515" calcext:value-type="float">
            <text:p>1,515</text:p>
          </table:table-cell>
          <table:table-cell table:formula="of:=([.B25]-[.A25])*1000" office:value-type="float" office:value="15.2999999999999" calcext:value-type="float">
            <text:p>15,2999999999999</text:p>
          </table:table-cell>
          <table:table-cell table:formula="of:=([.B25]-[.A25])/[.A25]" office:value-type="percentage" office:value="0.0102020404080815" calcext:value-type="percentage">
            <text:p>1,0 %</text:p>
          </table:table-cell>
        </table:table-row>
        <table:table-row table:style-name="ro1">
          <table:table-cell office:value-type="float" office:value="1.9999" calcext:value-type="float">
            <text:p>1,9999</text:p>
          </table:table-cell>
          <table:table-cell table:style-name="Default" office:value-type="float" office:value="2.023" calcext:value-type="float">
            <text:p>2,023</text:p>
          </table:table-cell>
          <table:table-cell table:formula="of:=([.B26]-[.A26])*1000" office:value-type="float" office:value="23.1000000000001" calcext:value-type="float">
            <text:p>23,1000000000001</text:p>
          </table:table-cell>
          <table:table-cell table:formula="of:=([.B26]-[.A26])/[.A26]" office:value-type="percentage" office:value="0.0115505775288765" calcext:value-type="percentage">
            <text:p>1,2 %</text:p>
          </table:table-cell>
        </table:table-row>
        <table:table-row table:style-name="ro1">
          <table:table-cell office:value-type="float" office:value="2.4997" calcext:value-type="float">
            <text:p>2,4997</text:p>
          </table:table-cell>
          <table:table-cell table:style-name="Default" office:value-type="float" office:value="2.533" calcext:value-type="float">
            <text:p>2,533</text:p>
          </table:table-cell>
          <table:table-cell table:formula="of:=([.B27]-[.A27])*1000" office:value-type="float" office:value="33.3000000000001" calcext:value-type="float">
            <text:p>33,3000000000001</text:p>
          </table:table-cell>
          <table:table-cell table:formula="of:=([.B27]-[.A27])/[.A27]" office:value-type="percentage" office:value="0.0133215985918311" calcext:value-type="percentage">
            <text:p>1,3 %</text:p>
          </table:table-cell>
        </table:table-row>
        <table:table-row table:style-name="ro1">
          <table:table-cell office:value-type="float" office:value="2.9996" calcext:value-type="float">
            <text:p>2,9996</text:p>
          </table:table-cell>
          <table:table-cell table:style-name="Default" office:value-type="float" office:value="3.046" calcext:value-type="float">
            <text:p>3,046</text:p>
          </table:table-cell>
          <table:table-cell table:formula="of:=([.B28]-[.A28])*1000" office:value-type="float" office:value="46.3999999999998" calcext:value-type="float">
            <text:p>46,3999999999998</text:p>
          </table:table-cell>
          <table:table-cell table:formula="of:=([.B28]-[.A28])/[.A28]" office:value-type="percentage" office:value="0.0154687291638884" calcext:value-type="percentage">
            <text:p>1,5 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4">
      <number:number number:decimal-places="1" number:min-decimal-places="1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4">00.00.0000</text:date>, <text:time style:data-style-name="N2" text:time-value="17:43:56.553153353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6:41:33.484282935</meta:creation-date>
    <dc:date>2023-08-04T18:14:27.511127280</dc:date>
    <meta:editing-duration>PT46M21S</meta:editing-duration>
    <meta:editing-cycles>10</meta:editing-cycles>
    <meta:generator>LibreOffice/7.5.5.2$Linux_X86_64 LibreOffice_project/ca8fe7424262805f223b9a2334bc7181abbcbf5e</meta:generator>
    <meta:document-statistic meta:table-count="2" meta:cell-count="232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4">
      <number:number number:decimal-places="1" number:min-decimal-places="1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display-label="true" chart:logarithmic="false" chart:maximum="0.3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5.684cm" xlink:href=".." xlink:type="simple" chart:class="chart:line" chart:style-name="ch1">
        <chart:legend chart:legend-position="end" svg:x="12.687cm" svg:y="7.036cm" style:legend-expansion="high" chart:style-name="ch2"/>
        <chart:plot-area chart:style-name="ch3" table:cell-range-address="CH1.B1:CH1.C24 CH1.E1:CH1.E24" chart:data-source-has-labels="row" svg:x="0.32cm" svg:y="0.313cm" svg:width="12.047cm" svg:height="15.058cm">
          <chart:coordinate-region svg:x="1.058cm" svg:y="0.515cm" svg:width="9.956cm" svg:height="14.2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CH1.B2:CH1.B24" chart:label-cell-address="CH1.B1:CH1.B1" chart:class="chart:line">
            <chart:data-point chart:repeated="23"/>
          </chart:series>
          <chart:series chart:attached-axis="primary-y" chart:style-name="ch9" chart:values-cell-range-address="CH1.C2:CH1.C24" chart:label-cell-address="CH1.C1:CH1.C1" chart:class="chart:line">
            <chart:data-point chart:repeated="23"/>
          </chart:series>
          <chart:series chart:attached-axis="secondary-y" chart:style-name="ch10" chart:values-cell-range-address="CH1.E2:CH1.E24" chart:label-cell-address="CH1.E1:CH1.E1" chart:class="chart:line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_meas</text:p>
                <draw:g>
                  <svg:desc>CH1.B1:CH1.B1</svg:desc>
                </draw:g>
              </table:table-cell>
              <table:table-cell office:value-type="string">
                <text:p>I_multimeter</text:p>
                <draw:g>
                  <svg:desc>CH1.C1:CH1.C1</svg:desc>
                </draw:g>
              </table:table-cell>
              <table:table-cell office:value-type="string">
                <text:p>Error</text:p>
                <draw:g>
                  <svg:desc>CH1.E1:CH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H1.B2:CH1.B24</svg:desc>
                </draw:g>
              </table:table-cell>
              <table:table-cell office:value-type="float" office:value="0">
                <text:p>0</text:p>
                <draw:g>
                  <svg:desc>CH1.C2:CH1.C24</svg:desc>
                </draw:g>
              </table:table-cell>
              <table:table-cell office:value-type="float" office:value="0">
                <text:p>0</text:p>
                <draw:g>
                  <svg:desc>CH1.E2:CH1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6">
                <text:p>0.0006</text:p>
              </table:table-cell>
              <table:table-cell office:value-type="float" office:value="0.00017">
                <text:p>0.00017</text:p>
              </table:table-cell>
              <table:table-cell office:value-type="float" office:value="2.52941176470588">
                <text:p>2.52941176470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2">
                <text:p>0.0012</text:p>
              </table:table-cell>
              <table:table-cell office:value-type="float" office:value="0.000065">
                <text:p>0.000065</text:p>
              </table:table-cell>
              <table:table-cell office:value-type="float" office:value="17.4615384615385">
                <text:p>17.46153846153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2">
                <text:p>0.0022</text:p>
              </table:table-cell>
              <table:table-cell office:value-type="float" office:value="0.00169">
                <text:p>0.00169</text:p>
              </table:table-cell>
              <table:table-cell office:value-type="float" office:value="0.301775147928994">
                <text:p>0.3017751479289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2">
                <text:p>0.0032</text:p>
              </table:table-cell>
              <table:table-cell office:value-type="float" office:value="0.00262">
                <text:p>0.00262</text:p>
              </table:table-cell>
              <table:table-cell office:value-type="float" office:value="0.221374045801527">
                <text:p>0.2213740458015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2">
                <text:p>0.0042</text:p>
              </table:table-cell>
              <table:table-cell office:value-type="float" office:value="0.00364">
                <text:p>0.00364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52">
                <text:p>0.0052</text:p>
              </table:table-cell>
              <table:table-cell office:value-type="float" office:value="0.00467">
                <text:p>0.00467</text:p>
              </table:table-cell>
              <table:table-cell office:value-type="float" office:value="0.113490364025696">
                <text:p>0.1134903640256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62">
                <text:p>0.0062</text:p>
              </table:table-cell>
              <table:table-cell office:value-type="float" office:value="0.00561">
                <text:p>0.00561</text:p>
              </table:table-cell>
              <table:table-cell office:value-type="float" office:value="0.105169340463458">
                <text:p>0.1051693404634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71">
                <text:p>0.0071</text:p>
              </table:table-cell>
              <table:table-cell office:value-type="float" office:value="0.00664">
                <text:p>0.00664</text:p>
              </table:table-cell>
              <table:table-cell office:value-type="float" office:value="0.069277108433735">
                <text:p>0.069277108433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82">
                <text:p>0.0082</text:p>
              </table:table-cell>
              <table:table-cell office:value-type="float" office:value="0.00763">
                <text:p>0.00763</text:p>
              </table:table-cell>
              <table:table-cell office:value-type="float" office:value="0.0747051114023593">
                <text:p>0.07470511140235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1">
                <text:p>0.0091</text:p>
              </table:table-cell>
              <table:table-cell office:value-type="float" office:value="0.00857">
                <text:p>0.00857</text:p>
              </table:table-cell>
              <table:table-cell office:value-type="float" office:value="0.0618436406067679">
                <text:p>0.06184364060676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01">
                <text:p>0.0101</text:p>
              </table:table-cell>
              <table:table-cell office:value-type="float" office:value="0.00959">
                <text:p>0.00959</text:p>
              </table:table-cell>
              <table:table-cell office:value-type="float" office:value="0.0531803962460897">
                <text:p>0.05318039624608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">
                <text:p>0.02</text:p>
              </table:table-cell>
              <table:table-cell office:value-type="float" office:value="0.01952">
                <text:p>0.01952</text:p>
              </table:table-cell>
              <table:table-cell office:value-type="float" office:value="0.0245901639344263">
                <text:p>0.02459016393442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99">
                <text:p>0.0299</text:p>
              </table:table-cell>
              <table:table-cell office:value-type="float" office:value="0.02935">
                <text:p>0.02935</text:p>
              </table:table-cell>
              <table:table-cell office:value-type="float" office:value="0.0187393526405451">
                <text:p>0.01873935264054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99">
                <text:p>0.0399</text:p>
              </table:table-cell>
              <table:table-cell office:value-type="float" office:value="0.0399">
                <text:p>0.0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98">
                <text:p>0.0498</text:p>
              </table:table-cell>
              <table:table-cell office:value-type="float" office:value="0.04925">
                <text:p>0.04925</text:p>
              </table:table-cell>
              <table:table-cell office:value-type="float" office:value="0.0111675126903552">
                <text:p>0.01116751269035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98">
                <text:p>0.0598</text:p>
              </table:table-cell>
              <table:table-cell office:value-type="float" office:value="0.05927">
                <text:p>0.05927</text:p>
              </table:table-cell>
              <table:table-cell office:value-type="float" office:value="0.00894212923907535">
                <text:p>0.008942129239075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99">
                <text:p>0.0699</text:p>
              </table:table-cell>
              <table:table-cell office:value-type="float" office:value="0.069">
                <text:p>0.069</text:p>
              </table:table-cell>
              <table:table-cell office:value-type="float" office:value="0.0130434782608695">
                <text:p>0.01304347826086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01">
                <text:p>0.1001</text:p>
              </table:table-cell>
              <table:table-cell office:value-type="float" office:value="0.099">
                <text:p>0.099</text:p>
              </table:table-cell>
              <table:table-cell office:value-type="float" office:value="0.011111111111111">
                <text:p>0.0111111111111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998">
                <text:p>0.4998</text:p>
              </table:table-cell>
              <table:table-cell office:value-type="float" office:value="0.499">
                <text:p>0.499</text:p>
              </table:table-cell>
              <table:table-cell office:value-type="float" office:value="0.0016032064128257">
                <text:p>0.00160320641282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98">
                <text:p>0.9998</text:p>
              </table:table-cell>
              <table:table-cell office:value-type="float" office:value="0.999">
                <text:p>0.999</text:p>
              </table:table-cell>
              <table:table-cell office:value-type="float" office:value="0.000800800800800824">
                <text:p>0.0008008008008008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1.999">
                <text:p>1.999</text:p>
              </table:table-cell>
              <table:table-cell office:value-type="float" office:value="0.000500250125062476">
                <text:p>0.0005002501250624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9996">
                <text:p>2.9996</text:p>
              </table:table-cell>
              <table:table-cell office:value-type="float" office:value="2.999">
                <text:p>2.999</text:p>
              </table:table-cell>
              <table:table-cell office:value-type="float" office:value="0.000200066688896277">
                <text:p>0.0002000666888962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ca8fe7424262805f223b9a2334bc7181abbcbf5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4">
      <number:number number:decimal-places="1" number:min-decimal-places="1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4">
      <style:chart-properties chart:display-label="true" chart:logarithmic="false" chart:minimum="-0.1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16.084cm" xlink:href=".." xlink:type="simple" chart:class="chart:line" chart:style-name="ch1">
        <chart:legend chart:legend-position="end" svg:x="13.849cm" svg:y="7.236cm" style:legend-expansion="high" chart:style-name="ch2"/>
        <chart:plot-area chart:style-name="ch3" table:cell-range-address="Tabelle2.A1:Tabelle2.B28 Tabelle2.D1:Tabelle2.D28" chart:data-source-has-labels="row" svg:x="0.319cm" svg:y="0.321cm" svg:width="13.211cm" svg:height="15.442cm">
          <chart:coordinate-region svg:x="0.888cm" svg:y="0.524cm" svg:width="11.162cm" svg:height="15.0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Tabelle2.A2:Tabelle2.A28" chart:label-cell-address="Tabelle2.A1:Tabelle2.A1" chart:class="chart:line">
            <chart:data-point chart:repeated="27"/>
          </chart:series>
          <chart:series chart:attached-axis="primary-y" chart:style-name="ch8" chart:values-cell-range-address="Tabelle2.B2:Tabelle2.B28" chart:label-cell-address="Tabelle2.B1:Tabelle2.B1" chart:class="chart:line">
            <chart:data-point chart:repeated="27"/>
          </chart:series>
          <chart:series chart:attached-axis="secondary-y" chart:style-name="ch9" chart:values-cell-range-address="Tabelle2.D2:Tabelle2.D28" chart:label-cell-address="Tabelle2.D1:Tabelle2.D1" chart:class="chart:line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  <draw:g>
                  <svg:desc>Tabelle2.A1:Tabelle2.A1</svg:desc>
                </draw:g>
              </table:table-cell>
              <table:table-cell office:value-type="string">
                <text:p>V</text:p>
                <draw:g>
                  <svg:desc>Tabelle2.B1:Tabelle2.B1</svg:desc>
                </draw:g>
              </table:table-cell>
              <table:table-cell office:value-type="string">
                <text:p>Error</text:p>
                <draw:g>
                  <svg:desc>Tabelle2.D1:Tabelle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9999">
                <text:p>-1.9999</text:p>
                <draw:g>
                  <svg:desc>Tabelle2.A2:Tabelle2.A28</svg:desc>
                </draw:g>
              </table:table-cell>
              <table:table-cell office:value-type="float" office:value="-2.025">
                <text:p>-2.025</text:p>
                <draw:g>
                  <svg:desc>Tabelle2.B2:Tabelle2.B28</svg:desc>
                </draw:g>
              </table:table-cell>
              <table:table-cell office:value-type="float" office:value="0.0125506275313765">
                <text:p>0.0125506275313765</text:p>
                <draw:g>
                  <svg:desc>Tabelle2.D2:Tabelle2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4997">
                <text:p>-1.4997</text:p>
              </table:table-cell>
              <table:table-cell office:value-type="float" office:value="-1.516">
                <text:p>-1.516</text:p>
              </table:table-cell>
              <table:table-cell office:value-type="float" office:value="0.0108688404347536">
                <text:p>0.0108688404347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997">
                <text:p>-0.9997</text:p>
              </table:table-cell>
              <table:table-cell office:value-type="float" office:value="-1.01">
                <text:p>-1.01</text:p>
              </table:table-cell>
              <table:table-cell office:value-type="float" office:value="0.0103030909272782">
                <text:p>0.01030309092727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4997">
                <text:p>-0.4997</text:p>
              </table:table-cell>
              <table:table-cell office:value-type="float" office:value="-0.5042">
                <text:p>-0.5042</text:p>
              </table:table-cell>
              <table:table-cell office:value-type="float" office:value="0.00900540324194518">
                <text:p>0.009005403241945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997">
                <text:p>-0.1997</text:p>
              </table:table-cell>
              <table:table-cell office:value-type="float" office:value="-0.2014">
                <text:p>-0.2014</text:p>
              </table:table-cell>
              <table:table-cell office:value-type="float" office:value="0.00851276915373063">
                <text:p>0.008512769153730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001">
                <text:p>-0.1001</text:p>
              </table:table-cell>
              <table:table-cell office:value-type="float" office:value="-0.1009">
                <text:p>-0.1009</text:p>
              </table:table-cell>
              <table:table-cell office:value-type="float" office:value="0.00799200799200808">
                <text:p>0.00799200799200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498">
                <text:p>-0.0498</text:p>
              </table:table-cell>
              <table:table-cell office:value-type="float" office:value="-0.05">
                <text:p>-0.05</text:p>
              </table:table-cell>
              <table:table-cell office:value-type="float" office:value="0.00401606425702823">
                <text:p>0.004016064257028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2">
                <text:p>-0.02</text:p>
              </table:table-cell>
              <table:table-cell office:value-type="float" office:value="-0.0201">
                <text:p>-0.0201</text:p>
              </table:table-cell>
              <table:table-cell office:value-type="float" office:value="0.00499999999999997">
                <text:p>0.00499999999999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">
                <text:p>-0.01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52">
                <text:p>-0.0052</text:p>
              </table:table-cell>
              <table:table-cell office:value-type="float" office:value="-0.005">
                <text:p>-0.005</text:p>
              </table:table-cell>
              <table:table-cell office:value-type="float" office:value="-0.0384615384615384">
                <text:p>-0.03846153846153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22">
                <text:p>-0.0022</text:p>
              </table:table-cell>
              <table:table-cell office:value-type="float" office:value="-0.002">
                <text:p>-0.002</text:p>
              </table:table-cell>
              <table:table-cell office:value-type="float" office:value="-0.0909090909090909">
                <text:p>-0.0909090909090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11">
                <text:p>-0.0011</text:p>
              </table:table-cell>
              <table:table-cell office:value-type="float" office:value="-0.001">
                <text:p>-0.001</text:p>
              </table:table-cell>
              <table:table-cell office:value-type="float" office:value="-0.0909090909090909">
                <text:p>-0.09090909090909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2">
                <text:p>0.0012</text:p>
              </table:table-cell>
              <table:table-cell office:value-type="float" office:value="0.0005">
                <text:p>0.0005</text:p>
              </table:table-cell>
              <table:table-cell office:value-type="float" office:value="-0.583333333333333">
                <text:p>-0.58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2">
                <text:p>0.0022</text:p>
              </table:table-cell>
              <table:table-cell office:value-type="float" office:value="0.0015">
                <text:p>0.0015</text:p>
              </table:table-cell>
              <table:table-cell office:value-type="float" office:value="-0.318181818181818">
                <text:p>-0.3181818181818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52">
                <text:p>0.0052</text:p>
              </table:table-cell>
              <table:table-cell office:value-type="float" office:value="0.0045">
                <text:p>0.0045</text:p>
              </table:table-cell>
              <table:table-cell office:value-type="float" office:value="-0.134615384615385">
                <text:p>-0.1346153846153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1">
                <text:p>0.0101</text:p>
              </table:table-cell>
              <table:table-cell office:value-type="float" office:value="0.0094">
                <text:p>0.0094</text:p>
              </table:table-cell>
              <table:table-cell office:value-type="float" office:value="-0.0693069306930692">
                <text:p>-0.06930693069306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">
                <text:p>0.02</text:p>
              </table:table-cell>
              <table:table-cell office:value-type="float" office:value="0.0195">
                <text:p>0.0195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">
                <text:p>0.05</text:p>
              </table:table-cell>
              <table:table-cell office:value-type="float" office:value="0.0495">
                <text:p>0.049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01">
                <text:p>0.1001</text:p>
              </table:table-cell>
              <table:table-cell office:value-type="float" office:value="0.1003">
                <text:p>0.1003</text:p>
              </table:table-cell>
              <table:table-cell office:value-type="float" office:value="0.00199800199800206">
                <text:p>0.001998001998002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997">
                <text:p>0.1997</text:p>
              </table:table-cell>
              <table:table-cell office:value-type="float" office:value="0.2008">
                <text:p>0.2008</text:p>
              </table:table-cell>
              <table:table-cell office:value-type="float" office:value="0.00550826239359047">
                <text:p>0.005508262393590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97">
                <text:p>0.4997</text:p>
              </table:table-cell>
              <table:table-cell office:value-type="float" office:value="0.5036">
                <text:p>0.5036</text:p>
              </table:table-cell>
              <table:table-cell office:value-type="float" office:value="0.00780468280968595">
                <text:p>0.00780468280968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8">
                <text:p>0.998</text:p>
              </table:table-cell>
              <table:table-cell office:value-type="float" office:value="1.009">
                <text:p>1.009</text:p>
              </table:table-cell>
              <table:table-cell office:value-type="float" office:value="0.0110220440881763">
                <text:p>0.01102204408817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997">
                <text:p>1.4997</text:p>
              </table:table-cell>
              <table:table-cell office:value-type="float" office:value="1.515">
                <text:p>1.515</text:p>
              </table:table-cell>
              <table:table-cell office:value-type="float" office:value="0.0102020404080815">
                <text:p>0.01020204040808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999">
                <text:p>1.9999</text:p>
              </table:table-cell>
              <table:table-cell office:value-type="float" office:value="2.023">
                <text:p>2.023</text:p>
              </table:table-cell>
              <table:table-cell office:value-type="float" office:value="0.0115505775288765">
                <text:p>0.01155057752887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4997">
                <text:p>2.4997</text:p>
              </table:table-cell>
              <table:table-cell office:value-type="float" office:value="2.533">
                <text:p>2.533</text:p>
              </table:table-cell>
              <table:table-cell office:value-type="float" office:value="0.0133215985918311">
                <text:p>0.01332159859183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9996">
                <text:p>2.9996</text:p>
              </table:table-cell>
              <table:table-cell office:value-type="float" office:value="3.046">
                <text:p>3.046</text:p>
              </table:table-cell>
              <table:table-cell office:value-type="float" office:value="0.0154687291638884">
                <text:p>0.01546872916388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ca8fe7424262805f223b9a2334bc7181abbcbf5e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